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12.803cm" svg:x="13.854cm" svg:y="2.762cm">
            <draw:object draw:notify-on-update-of-ranges="Sheet1.E3:Sheet1.E3 Sheet1.E4:Sheet1.E19 Sheet1.A4:Sheet1.A19 Sheet1.E22:Sheet1.E22 Sheet1.E23:Sheet1.E39 Sheet1.A23:Sheet1.A3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arreier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00026337">
            <text:p>0,00026337</text:p>
          </table:table-cell>
          <table:table-cell office:value-type="float" office:value="3.0517186">
            <text:p>3,0517186</text:p>
          </table:table-cell>
          <table:table-cell office:value-type="float" office:value="0.030514254">
            <text:p>0,030514254</text:p>
          </table:table-cell>
          <table:table-cell office:value-type="float" office:value="15.292737">
            <text:p>15,292737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000231448">
            <text:p>0,000231448</text:p>
          </table:table-cell>
          <table:table-cell office:value-type="float" office:value="2.3482606">
            <text:p>2,3482606</text:p>
          </table:table-cell>
          <table:table-cell office:value-type="float" office:value="0.02348068">
            <text:p>0,02348068</text:p>
          </table:table-cell>
          <table:table-cell office:value-type="float" office:value="11.776945">
            <text:p>11,776945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000199493">
            <text:p>0,000199493</text:p>
          </table:table-cell>
          <table:table-cell office:value-type="float" office:value="1.7441908">
            <text:p>1,7441908</text:p>
          </table:table-cell>
          <table:table-cell office:value-type="float" office:value="0.017440408">
            <text:p>0,017440408</text:p>
          </table:table-cell>
          <table:table-cell office:value-type="float" office:value="8.751595">
            <text:p>8,751595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000167675">
            <text:p>0,000167675</text:p>
          </table:table-cell>
          <table:table-cell office:value-type="float" office:value="1.2295148">
            <text:p>1,2295148</text:p>
          </table:table-cell>
          <table:table-cell office:value-type="float" office:value="0.01229332">
            <text:p>0,01229332</text:p>
          </table:table-cell>
          <table:table-cell office:value-type="float" office:value="6.173727">
            <text:p>6,173727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00013516">
            <text:p>0,00013516</text:p>
          </table:table-cell>
          <table:table-cell office:value-type="float" office:value="0.7982486">
            <text:p>0,7982486</text:p>
          </table:table-cell>
          <table:table-cell office:value-type="float" office:value="0.007981076">
            <text:p>0,007981076</text:p>
          </table:table-cell>
          <table:table-cell office:value-type="float" office:value="4.012998">
            <text:p>4,012998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000103113">
            <text:p>0,000103113</text:p>
          </table:table-cell>
          <table:table-cell office:value-type="float" office:value="0.4646704">
            <text:p>0,4646704</text:p>
          </table:table-cell>
          <table:table-cell office:value-type="float" office:value="0.004645192">
            <text:p>0,004645192</text:p>
          </table:table-cell>
          <table:table-cell office:value-type="float" office:value="2.340853">
            <text:p>2,340853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00071294">
            <text:p>0,000071294</text:p>
          </table:table-cell>
          <table:table-cell office:value-type="float" office:value="0.2246506">
            <text:p>0,2246506</text:p>
          </table:table-cell>
          <table:table-cell office:value-type="float" office:value="0.00224457">
            <text:p>0,00224457</text:p>
          </table:table-cell>
          <table:table-cell office:value-type="float" office:value="1.135778">
            <text:p>1,135778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39666">
            <text:p>0,000039666</text:p>
          </table:table-cell>
          <table:table-cell office:value-type="float" office:value="0.0732352">
            <text:p>0,0732352</text:p>
          </table:table-cell>
          <table:table-cell office:value-type="float" office:value="0.000729042">
            <text:p>0,000729042</text:p>
          </table:table-cell>
          <table:table-cell office:value-type="float" office:value="0.408477">
            <text:p>0,40847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00003652">
            <text:p>0,00003652</text:p>
          </table:table-cell>
          <table:table-cell office:value-type="float" office:value="0.063368">
            <text:p>0,063368</text:p>
          </table:table-cell>
          <table:table-cell office:value-type="float" office:value="0.000631474">
            <text:p>0,000631474</text:p>
          </table:table-cell>
          <table:table-cell office:value-type="float" office:value="0.324706">
            <text:p>0,324706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00003404">
            <text:p>0,00003404</text:p>
          </table:table-cell>
          <table:table-cell office:value-type="float" office:value="0.0551486">
            <text:p>0,0551486</text:p>
          </table:table-cell>
          <table:table-cell office:value-type="float" office:value="0.000549294">
            <text:p>0,000549294</text:p>
          </table:table-cell>
          <table:table-cell office:value-type="float" office:value="0.282763">
            <text:p>0,28276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000030212">
            <text:p>0,000030212</text:p>
          </table:table-cell>
          <table:table-cell office:value-type="float" office:value="0.0474104">
            <text:p>0,0474104</text:p>
          </table:table-cell>
          <table:table-cell office:value-type="float" office:value="0.00047171">
            <text:p>0,00047171</text:p>
          </table:table-cell>
          <table:table-cell office:value-type="float" office:value="0.244007">
            <text:p>0,24400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000026936">
            <text:p>0,000026936</text:p>
          </table:table-cell>
          <table:table-cell office:value-type="float" office:value="0.0385336">
            <text:p>0,0385336</text:p>
          </table:table-cell>
          <table:table-cell office:value-type="float" office:value="0.000382654">
            <text:p>0,000382654</text:p>
          </table:table-cell>
          <table:table-cell office:value-type="float" office:value="0.198901">
            <text:p>0,19890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00024303">
            <text:p>0,000024303</text:p>
          </table:table-cell>
          <table:table-cell office:value-type="float" office:value="0.0328422">
            <text:p>0,0328422</text:p>
          </table:table-cell>
          <table:table-cell office:value-type="float" office:value="0.000324854">
            <text:p>0,000324854</text:p>
          </table:table-cell>
          <table:table-cell office:value-type="float" office:value="0.170416">
            <text:p>0,170416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00020431">
            <text:p>0,000020431</text:p>
          </table:table-cell>
          <table:table-cell office:value-type="float" office:value="0.0268264">
            <text:p>0,0268264</text:p>
          </table:table-cell>
          <table:table-cell office:value-type="float" office:value="0.000265854">
            <text:p>0,000265854</text:p>
          </table:table-cell>
          <table:table-cell office:value-type="float" office:value="0.139435">
            <text:p>0,13943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00017436">
            <text:p>0,000017436</text:p>
          </table:table-cell>
          <table:table-cell office:value-type="float" office:value="0.0207582">
            <text:p>0,0207582</text:p>
          </table:table-cell>
          <table:table-cell office:value-type="float" office:value="0.000205084">
            <text:p>0,000205084</text:p>
          </table:table-cell>
          <table:table-cell office:value-type="float" office:value="0.108666">
            <text:p>0,10866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00014094">
            <text:p>0,000014094</text:p>
          </table:table-cell>
          <table:table-cell office:value-type="float" office:value="0.0226356">
            <text:p>0,0226356</text:p>
          </table:table-cell>
          <table:table-cell office:value-type="float" office:value="0.000224576">
            <text:p>0,000224576</text:p>
          </table:table-cell>
          <table:table-cell office:value-type="float" office:value="0.117719">
            <text:p>0,11771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suspension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000262201">
            <text:p>0,000262201</text:p>
          </table:table-cell>
          <table:table-cell office:value-type="float" office:value="3.0402096">
            <text:p>3,0402096</text:p>
          </table:table-cell>
          <table:table-cell office:value-type="float" office:value="0.03040049">
            <text:p>0,03040049</text:p>
          </table:table-cell>
          <table:table-cell office:value-type="float" office:value="15.235995">
            <text:p>15,235995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000233325">
            <text:p>0,000233325</text:p>
          </table:table-cell>
          <table:table-cell office:value-type="float" office:value="2.3641806">
            <text:p>2,3641806</text:p>
          </table:table-cell>
          <table:table-cell office:value-type="float" office:value="0.023639138">
            <text:p>0,023639138</text:p>
          </table:table-cell>
          <table:table-cell office:value-type="float" office:value="11.856609">
            <text:p>11,856609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000197374">
            <text:p>0,000197374</text:p>
          </table:table-cell>
          <table:table-cell office:value-type="float" office:value="1.7245268">
            <text:p>1,7245268</text:p>
          </table:table-cell>
          <table:table-cell office:value-type="float" office:value="0.017243762">
            <text:p>0,017243762</text:p>
          </table:table-cell>
          <table:table-cell office:value-type="float" office:value="8.653591">
            <text:p>8,653591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00016551">
            <text:p>0,00016551</text:p>
          </table:table-cell>
          <table:table-cell office:value-type="float" office:value="1.2119662">
            <text:p>1,2119662</text:p>
          </table:table-cell>
          <table:table-cell office:value-type="float" office:value="0.012118174">
            <text:p>0,012118174</text:p>
          </table:table-cell>
          <table:table-cell office:value-type="float" office:value="6.085788">
            <text:p>6,085788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000133508">
            <text:p>0,000133508</text:p>
          </table:table-cell>
          <table:table-cell office:value-type="float" office:value="0.7861398">
            <text:p>0,7861398</text:p>
          </table:table-cell>
          <table:table-cell office:value-type="float" office:value="0.007860064">
            <text:p>0,007860064</text:p>
          </table:table-cell>
          <table:table-cell office:value-type="float" office:value="3.9525">
            <text:p>3,9525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000101824">
            <text:p>0,000101824</text:p>
          </table:table-cell>
          <table:table-cell office:value-type="float" office:value="0.4709432">
            <text:p>0,4709432</text:p>
          </table:table-cell>
          <table:table-cell office:value-type="float" office:value="0.004706628">
            <text:p>0,004706628</text:p>
          </table:table-cell>
          <table:table-cell office:value-type="float" office:value="2.372765">
            <text:p>2,372765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00069563">
            <text:p>0,000069563</text:p>
          </table:table-cell>
          <table:table-cell office:value-type="float" office:value="0.2185848">
            <text:p>0,2185848</text:p>
          </table:table-cell>
          <table:table-cell office:value-type="float" office:value="0.002184326">
            <text:p>0,002184326</text:p>
          </table:table-cell>
          <table:table-cell office:value-type="float" office:value="1.106439">
            <text:p>1,106439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38239">
            <text:p>0,000038239</text:p>
          </table:table-cell>
          <table:table-cell office:value-type="float" office:value="0.0722236">
            <text:p>0,0722236</text:p>
          </table:table-cell>
          <table:table-cell office:value-type="float" office:value="0.000720396">
            <text:p>0,000720396</text:p>
          </table:table-cell>
          <table:table-cell office:value-type="float" office:value="0.369184">
            <text:p>0,369184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000034748">
            <text:p>0,000034748</text:p>
          </table:table-cell>
          <table:table-cell office:value-type="float" office:value="0.060693">
            <text:p>0,060693</text:p>
          </table:table-cell>
          <table:table-cell office:value-type="float" office:value="0.000604152">
            <text:p>0,000604152</text:p>
          </table:table-cell>
          <table:table-cell office:value-type="float" office:value="0.31174">
            <text:p>0,31174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00003152">
            <text:p>0,00003152</text:p>
          </table:table-cell>
          <table:table-cell office:value-type="float" office:value="0.0566546">
            <text:p>0,0566546</text:p>
          </table:table-cell>
          <table:table-cell office:value-type="float" office:value="0.000564824">
            <text:p>0,000564824</text:p>
          </table:table-cell>
          <table:table-cell office:value-type="float" office:value="0.290332">
            <text:p>0,29033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000028488">
            <text:p>0,000028488</text:p>
          </table:table-cell>
          <table:table-cell office:value-type="float" office:value="0.044171">
            <text:p>0,044171</text:p>
          </table:table-cell>
          <table:table-cell office:value-type="float" office:value="0.0004392">
            <text:p>0,0004392</text:p>
          </table:table-cell>
          <table:table-cell office:value-type="float" office:value="0.227598">
            <text:p>0,22759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000025398">
            <text:p>0,000025398</text:p>
          </table:table-cell>
          <table:table-cell office:value-type="float" office:value="0.0370906">
            <text:p>0,0370906</text:p>
          </table:table-cell>
          <table:table-cell office:value-type="float" office:value="0.000369444">
            <text:p>0,000369444</text:p>
          </table:table-cell>
          <table:table-cell office:value-type="float" office:value="0.192483">
            <text:p>0,19248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00022476">
            <text:p>0,000022476</text:p>
          </table:table-cell>
          <table:table-cell office:value-type="float" office:value="0.0325112">
            <text:p>0,0325112</text:p>
          </table:table-cell>
          <table:table-cell office:value-type="float" office:value="0.000323406">
            <text:p>0,000323406</text:p>
          </table:table-cell>
          <table:table-cell office:value-type="float" office:value="0.168381">
            <text:p>0,16838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00019288">
            <text:p>0,000019288</text:p>
          </table:table-cell>
          <table:table-cell office:value-type="float" office:value="0.0257204">
            <text:p>0,0257204</text:p>
          </table:table-cell>
          <table:table-cell office:value-type="float" office:value="0.000254524">
            <text:p>0,000254524</text:p>
          </table:table-cell>
          <table:table-cell office:value-type="float" office:value="0.134203">
            <text:p>0,13420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00016349">
            <text:p>0,000016349</text:p>
          </table:table-cell>
          <table:table-cell office:value-type="float" office:value="0.0215132">
            <text:p>0,0215132</text:p>
          </table:table-cell>
          <table:table-cell office:value-type="float" office:value="0.000213396">
            <text:p>0,000213396</text:p>
          </table:table-cell>
          <table:table-cell office:value-type="float" office:value="0.112423">
            <text:p>0,11242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00013577">
            <text:p>0,000013577</text:p>
          </table:table-cell>
          <table:table-cell office:value-type="float" office:value="0.022017">
            <text:p>0,022017</text:p>
          </table:table-cell>
          <table:table-cell office:value-type="float" office:value="0.000218166">
            <text:p>0,000218166</text:p>
          </table:table-cell>
          <table:table-cell office:value-type="float" office:value="0.115178">
            <text:p>0,11517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9589">
            <text:p>0,000009589</text:p>
          </table:table-cell>
          <table:table-cell office:value-type="float" office:value="0.0209834">
            <text:p>0,0209834</text:p>
          </table:table-cell>
          <table:table-cell office:value-type="float" office:value="0.000206038">
            <text:p>0,000206038</text:p>
          </table:table-cell>
          <table:table-cell office:value-type="float" office:value="0.108996">
            <text:p>0,10899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Erdmann</meta:initial-creator>
    <meta:creation-date>2012-12-09T18:59:33</meta:creation-date>
    <dc:date>2012-12-09T19:54:13</dc:date>
    <dc:creator>Michael Erdmann</dc:creator>
    <meta:editing-duration>PT23M50S</meta:editing-duration>
    <meta:editing-cycles>1</meta:editing-cycles>
    <meta:document-statistic meta:table-count="3" meta:cell-count="167" meta:object-count="1"/>
    <meta:generator>LibreOffice/3.5$Linux_X86_64 LibreOffice_project/350m1$Build-40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2.804cm" xlink:href=".." xlink:type="simple" chart:class="chart:scatter" chart:style-name="ch1">
        <chart:title svg:x="4.213cm" svg:y="0.392cm" chart:style-name="ch2">
          <text:p>Execution time vs. Number of Particles</text:p>
        </chart:title>
        <chart:subtitle svg:x="5.019cm" svg:y="1.427cm" chart:style-name="ch3">
          <text:p>part: Scattered, scheduling: Batch</text:p>
        </chart:subtitle>
        <chart:legend svg:x="1.808cm" svg:y="3.68cm" style:legend-expansion="custom" chartooo:width="2.88cm" chartooo:height="1.096cm" style:legend-expansion-aspect-ratio="2.62773722627737" chart:style-name="ch4"/>
        <chart:plot-area chart:style-name="ch5" table:cell-range-address="Sheet1.A4:Sheet1.A19 Sheet1.E3:Sheet1.E19 Sheet1.E22:Sheet1.E39" chart:data-source-has-labels="row" svg:x="0.769cm" svg:y="1.159cm" svg:width="14.432cm" svg:height="10.968cm">
          <chartooo:coordinate-region svg:x="1.576cm" svg:y="1.358cm" svg:width="13.253cm" svg:height="10.122cm"/>
          <chart:axis chart:dimension="x" chart:name="primary-x" chart:style-name="ch6">
            <chart:title svg:x="7.24cm" svg:y="12.244cm" chart:style-name="ch7">
              <text:p>log(N) --&gt;</text:p>
            </chart:title>
            <chart:grid chart:style-name="ch8" chart:class="major"/>
            <chart:grid chart:style-name="ch8" chart:class="minor"/>
          </chart:axis>
          <chart:axis chart:dimension="y" chart:name="primary-y" chart:style-name="ch6">
            <chart:title svg:x="0cm" svg:y="7.124cm" chart:style-name="ch9">
              <text:p>log(T)</text:p>
            </chart:title>
            <chart:grid chart:style-name="ch8" chart:class="major"/>
            <chart:grid chart:style-name="ch8" chart:class="minor"/>
          </chart:axis>
          <chart:series chart:style-name="ch10" chart:values-cell-range-address="Sheet1.E4:Sheet1.E19" chart:label-cell-address="Sheet1.E3:Sheet1.E3" chart:class="chart:scatter">
            <chart:domain table:cell-range-address="Sheet1.A4:Sheet1.A19"/>
            <chart:data-point chart:repeated="16"/>
          </chart:series>
          <chart:series chart:style-name="ch11" chart:values-cell-range-address="Sheet1.E23:Sheet1.E39" chart:label-cell-address="Sheet1.E22:Sheet1.E22" chart:class="chart:scatter">
            <chart:domain table:cell-range-address="Sheet1.A23:Sheet1.A39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rreier</text:p>
                <draw:g>
                  <svg:desc>Sheet1.E3:Sheet1.E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uspension</text:p>
                <draw:g>
                  <svg:desc>Sheet1.E22:Sheet1.E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Sheet1.A4:Sheet1.A19</svg:desc>
                </draw:g>
              </table:table-cell>
              <table:table-cell office:value-type="float" office:value="15.292737">
                <text:p>15.292737</text:p>
                <draw:g>
                  <svg:desc>Sheet1.E4:Sheet1.E19</svg:desc>
                </draw:g>
              </table:table-cell>
              <table:table-cell office:value-type="float" office:value="800">
                <text:p>800</text:p>
                <draw:g>
                  <svg:desc>Sheet1.A23:Sheet1.A39</svg:desc>
                </draw:g>
              </table:table-cell>
              <table:table-cell office:value-type="float" office:value="15.235995">
                <text:p>15.235995</text:p>
                <draw:g>
                  <svg:desc>Sheet1.E23:Sheet1.E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11.776945">
                <text:p>11.776945</text:p>
              </table:table-cell>
              <table:table-cell office:value-type="float" office:value="700">
                <text:p>700</text:p>
              </table:table-cell>
              <table:table-cell office:value-type="float" office:value="11.856609">
                <text:p>11.8566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8.751595">
                <text:p>8.751595</text:p>
              </table:table-cell>
              <table:table-cell office:value-type="float" office:value="600">
                <text:p>600</text:p>
              </table:table-cell>
              <table:table-cell office:value-type="float" office:value="8.653591">
                <text:p>8.653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6.173727">
                <text:p>6.173727</text:p>
              </table:table-cell>
              <table:table-cell office:value-type="float" office:value="500">
                <text:p>500</text:p>
              </table:table-cell>
              <table:table-cell office:value-type="float" office:value="6.085788">
                <text:p>6.0857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4.012998">
                <text:p>4.012998</text:p>
              </table:table-cell>
              <table:table-cell office:value-type="float" office:value="400">
                <text:p>400</text:p>
              </table:table-cell>
              <table:table-cell office:value-type="float" office:value="3.9525">
                <text:p>3.9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2.340853">
                <text:p>2.340853</text:p>
              </table:table-cell>
              <table:table-cell office:value-type="float" office:value="300">
                <text:p>300</text:p>
              </table:table-cell>
              <table:table-cell office:value-type="float" office:value="2.372765">
                <text:p>2.3727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135778">
                <text:p>1.135778</text:p>
              </table:table-cell>
              <table:table-cell office:value-type="float" office:value="200">
                <text:p>200</text:p>
              </table:table-cell>
              <table:table-cell office:value-type="float" office:value="1.106439">
                <text:p>1.1064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408477">
                <text:p>0.408477</text:p>
              </table:table-cell>
              <table:table-cell office:value-type="float" office:value="100">
                <text:p>100</text:p>
              </table:table-cell>
              <table:table-cell office:value-type="float" office:value="0.369184">
                <text:p>0.3691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324706">
                <text:p>0.324706</text:p>
              </table:table-cell>
              <table:table-cell office:value-type="float" office:value="90">
                <text:p>90</text:p>
              </table:table-cell>
              <table:table-cell office:value-type="float" office:value="0.31174">
                <text:p>0.31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282763">
                <text:p>0.282763</text:p>
              </table:table-cell>
              <table:table-cell office:value-type="float" office:value="80">
                <text:p>80</text:p>
              </table:table-cell>
              <table:table-cell office:value-type="float" office:value="0.290332">
                <text:p>0.2903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244007">
                <text:p>0.244007</text:p>
              </table:table-cell>
              <table:table-cell office:value-type="float" office:value="70">
                <text:p>70</text:p>
              </table:table-cell>
              <table:table-cell office:value-type="float" office:value="0.227598">
                <text:p>0.2275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198901">
                <text:p>0.198901</text:p>
              </table:table-cell>
              <table:table-cell office:value-type="float" office:value="60">
                <text:p>60</text:p>
              </table:table-cell>
              <table:table-cell office:value-type="float" office:value="0.192483">
                <text:p>0.1924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170416">
                <text:p>0.170416</text:p>
              </table:table-cell>
              <table:table-cell office:value-type="float" office:value="50">
                <text:p>50</text:p>
              </table:table-cell>
              <table:table-cell office:value-type="float" office:value="0.168381">
                <text:p>0.1683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139435">
                <text:p>0.139435</text:p>
              </table:table-cell>
              <table:table-cell office:value-type="float" office:value="40">
                <text:p>40</text:p>
              </table:table-cell>
              <table:table-cell office:value-type="float" office:value="0.134203">
                <text:p>0.1342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108666">
                <text:p>0.108666</text:p>
              </table:table-cell>
              <table:table-cell office:value-type="float" office:value="30">
                <text:p>30</text:p>
              </table:table-cell>
              <table:table-cell office:value-type="float" office:value="0.112423">
                <text:p>0.112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117719">
                <text:p>0.117719</text:p>
              </table:table-cell>
              <table:table-cell office:value-type="float" office:value="20">
                <text:p>20</text:p>
              </table:table-cell>
              <table:table-cell office:value-type="float" office:value="0.115178">
                <text:p>0.115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108996">
                <text:p>0.1089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4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